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 style:text-underline-style="none" officeooo:rsid="00023225" officeooo:paragraph-rsid="00023225"/>
    </style:style>
    <style:style style:name="P2" style:family="paragraph" style:parent-style-name="Standard">
      <style:text-properties style:font-name="Courier New" fo:font-size="16pt" style:text-underline-style="none" fo:font-weight="bold" officeooo:rsid="00023225" officeooo:paragraph-rsid="00023225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Courier New" style:text-underline-style="none" officeooo:rsid="00023225" officeooo:paragraph-rsid="00023225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Courier New" style:text-underline-style="none" officeooo:rsid="00023225" officeooo:paragraph-rsid="00023225"/>
    </style:style>
    <style:style style:name="P5" style:family="paragraph" style:parent-style-name="Standard">
      <style:paragraph-properties fo:text-align="justify" style:justify-single-word="false"/>
      <style:text-properties style:font-name="Courier New" style:text-underline-style="none" officeooo:rsid="00023225" officeooo:paragraph-rsid="00023225"/>
    </style:style>
    <style:style style:name="P6" style:family="paragraph" style:parent-style-name="Standard">
      <style:paragraph-properties fo:text-align="justify" style:justify-single-word="false"/>
      <style:text-properties style:font-name="Courier New" style:text-underline-style="none" officeooo:rsid="000a2bd9" officeooo:paragraph-rsid="000a2bd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UNCIADOS I</text:p>
      <text:p text:style-name="P1"/>
      <text:p text:style-name="P6"><text:tab/>Las soluciones se proporcionarán utilizando un fichero html y uno js.</text:p>
      <text:p text:style-name="P1"/>
      <text:list xml:id="list2160956693" text:style-name="L1">
        <text:list-item>
          <text:p text:style-name="P3">Realiza un programa que cada 20 segundos (mediante setInterval) solicite un DNI hasta que alguien le escriba la cadena “-1”.</text:p>
          <text:p text:style-name="P3">En ese momento, el programa debe mostrar seguidas las letras de todos los DNIs introducidos.</text:p>
          <text:p text:style-name="P3">Aquí un enlace para saber como <text:a xlink:type="simple" xlink:href="https://es.wikipedia.org/wiki/Número_de_identificación_fiscal" text:style-name="Internet_20_link" text:visited-style-name="Visited_20_Internet_20_Link">calcular la letra de DNI</text:a></text:p>
          <text:p text:style-name="P3"/>
        </text:list-item>
        <text:list-item>
          <text:p text:style-name="P3">Realizar un programa que pasados 20 segundos, nos muestre una vez la fecha actual del sistema.</text:p>
          <text:p text:style-name="P3"/>
        </text:list-item>
        <text:list-item>
          <text:p text:style-name="P3">Haz un programa que pregunte una letra de la A a la Z. Tras ello te dirá cuantos DNIs de 3 cifras (del 001 al 999) tienen esa letra y tras ello te mostrará el listado de golpe de todos los DNIs que tienen esa letra.</text:p>
          <text:p text:style-name="P3"/>
        </text:list-item>
        <text:list-item>
          <text:p text:style-name="P3"><text:s/>Haz un programa que calcule cuantos números son a la vez <text:a xlink:type="simple" xlink:href="https://es.wikipedia.org/wiki/Número_primo" text:style-name="Internet_20_link" text:visited-style-name="Visited_20_Internet_20_Link">primos</text:a> y <text:a xlink:type="simple" xlink:href="https://es.wikipedia.org/wiki/Palíndromo" text:style-name="Internet_20_link" text:visited-style-name="Visited_20_Internet_20_Link">palíndromos</text:a> hasta 100000 y los meta todos en un array.</text:p>
          <text:p text:style-name="P3"/>
        </text:list-item>
        <text:list-item>
          <text:p text:style-name="P3">Haz un programa que reciba cadenas del tipo:</text:p>
          <text:p text:style-name="P3">“nombre:apellidos:telefono:email:codigopostal” y que te muestre:</text:p>
        </text:list-item>
      </text:list>
      <text:list xml:id="list1462124963" text:style-name="L2">
        <text:list-item>
          <text:list>
            <text:list-item>
              <text:p text:style-name="P4">El código postal.</text:p>
            </text:list-item>
            <text:list-item>
              <text:p text:style-name="P4">Los apellidos</text:p>
            </text:list-item>
            <text:list-item>
              <text:p text:style-name="P4">El email.</text:p>
            </text:list-item>
            <text:list-item>
              <text:p text:style-name="P4">Suponiendo un formato de email “direccion@servidor” te muestre el servidor asociad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23:41:24.574000000</meta:creation-date>
    <dc:date>2019-09-29T23:55:53.885000000</dc:date>
    <meta:editing-duration>PT12M14S</meta:editing-duration>
    <meta:editing-cycles>8</meta:editing-cycles>
    <meta:generator>LibreOffice/6.1.1.2$Windows_X86_64 LibreOffice_project/5d19a1bfa650b796764388cd8b33a5af1f5baa1b</meta:generator>
    <meta:document-statistic meta:table-count="0" meta:image-count="0" meta:object-count="0" meta:page-count="1" meta:paragraph-count="14" meta:word-count="184" meta:character-count="1028" meta:non-whitespace-character-count="865"/>
  </office:meta>
</office:document-meta>
</file>